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2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4" style:family="table-cell" style:parent-style-name="Default" style:data-style-name="N0">
      <style:table-cell-properties fo:border="thin solid #000000" fo:background-color="transparent"/>
    </style:style>
    <style:style style:name="ce3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72pt" style:use-optimal-row-height="fals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ro1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0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office:value-type="string" table:number-columns-spanned="1" table:number-rows-spanned="2" table:style-name="ce31">
            <text:p>20h</text:p>
          </table:table-cell>
          <table:table-cell office:value-type="string" table:number-columns-spanned="1" table:number-rows-spanned="2" table:style-name="ce30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office:value-type="string" table:number-columns-spanned="1" table:number-rows-spanned="2" table:style-name="ce31">
            <text:p>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7"/>
          <table:table-cell table:style-name="ce13"/>
          <table:table-cell table:style-name="ce14"/>
          <table:table-cell table:number-columns-repeated="16377"/>
        </table:table-row>
        <table:table-row table:style-name="ro15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office:value-type="string" table:style-name="ce28">
            <text:p><text:s/>ok. 12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2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raport wstępny/działające funkcje w matlab</text:p>
          </table:table-cell>
          <table:table-cell office:value-type="string" table:style-name="ce14">
            <text:p>15 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0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office:value-type="string" table:number-columns-spanned="1" table:number-rows-spanned="2" table:style-name="ce31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25"/>
          <table:table-cell table:style-name="ce27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25"/>
          <table:table-cell table:style-name="ce28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number-columns-spanned="1" table:number-rows-spanned="2" table:style-name="ce33">
            <text:p>implementacja algorytmow analizy statystycznej i czestoliwosciowej w C++, testy jednostkowe, przygotowanie raportu</text:p>
          </table:table-cell>
          <table:table-cell office:value-type="string" table:number-columns-spanned="1" table:number-rows-spanned="2" table:style-name="ce37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number-columns-spanned="1" table:number-rows-spanned="2" table:style-name="ce34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implementacja funkcji TPR, Shannon Entropy, RMSSD, wyświetlanie sygnału z af, testy jednostkowe</text:p>
          </table:table-cell>
          <table:table-cell office:value-type="string" table:style-name="ce14">
            <text:p>30 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table:style-name="ce18"/>
          <table:table-cell table:style-name="ce2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darsonss</dc:creator>
    <meta:creation-date>2014-11-04T22:12:00Z</meta:creation-date>
    <dc:date>2014-12-20T12:24:32Z</dc:date>
    <meta:editing-cycles>23</meta:editing-cycles>
    <meta:editing-duration>PT5446S</meta:editing-duration>
  </office:meta>
</office:document-meta>
</file>